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Regular" style:font-family-generic="swiss"/>
    <style:font-face style:name="Calibri3"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3808b"/>
    </style:style>
    <style:style style:name="P2" style:family="paragraph" style:parent-style-name="Text_20_body">
      <style:text-properties officeooo:paragraph-rsid="00038378"/>
    </style:style>
    <style:style style:name="P3" style:family="paragraph" style:parent-style-name="Text_20_body">
      <style:text-properties officeooo:paragraph-rsid="000577a4"/>
    </style:style>
    <style:style style:name="P4" style:family="paragraph" style:parent-style-name="Text_20_body">
      <style:text-properties officeooo:paragraph-rsid="00076ecb"/>
    </style:style>
    <style:style style:name="P5" style:family="paragraph" style:parent-style-name="Text_20_body">
      <style:text-properties officeooo:paragraph-rsid="00080c3a"/>
    </style:style>
    <style:style style:name="P6" style:family="paragraph" style:parent-style-name="Heading_20_2">
      <style:text-properties officeooo:paragraph-rsid="00014d54"/>
    </style:style>
    <style:style style:name="P7" style:family="paragraph" style:parent-style-name="Heading_20_2">
      <style:text-properties fo:language="en" fo:country="GB" officeooo:paragraph-rsid="0001f8f0"/>
    </style:style>
    <style:style style:name="P8" style:family="paragraph" style:parent-style-name="Heading_20_2">
      <style:text-properties officeooo:rsid="00038378" officeooo:paragraph-rsid="00038378"/>
    </style:style>
    <style:style style:name="P9" style:family="paragraph" style:parent-style-name="Heading_20_2">
      <style:text-properties officeooo:rsid="000835a7" officeooo:paragraph-rsid="000835a7"/>
    </style:style>
    <style:style style:name="P10" style:family="paragraph" style:parent-style-name="Standard" style:list-style-name="L1">
      <style:text-properties style:font-name="Calibri2" officeooo:rsid="00014d54" officeooo:paragraph-rsid="00014d54"/>
    </style:style>
    <style:style style:name="P11" style:family="paragraph" style:parent-style-name="Standard" style:list-style-name="L1">
      <style:text-properties style:font-name="Calibri2" officeooo:rsid="0001f8f0" officeooo:paragraph-rsid="0001f8f0"/>
    </style:style>
    <style:style style:name="P12" style:family="paragraph" style:parent-style-name="Standard">
      <style:text-properties style:font-name="Calibri2" officeooo:rsid="000f51cf" officeooo:paragraph-rsid="000f51cf"/>
    </style:style>
    <style:style style:name="P13" style:family="paragraph" style:parent-style-name="Standard">
      <style:text-properties style:font-name="Calibri2" fo:language="en" fo:country="GB" fo:font-weight="normal" officeooo:rsid="0025ec13" officeooo:paragraph-rsid="000f51cf" style:font-weight-asian="normal" style:font-weight-complex="normal"/>
    </style:style>
    <style:style style:name="P14" style:family="paragraph" style:parent-style-name="Standard">
      <style:text-properties style:font-name="Calibri1" fo:language="en" fo:country="GB" officeooo:rsid="0001f8f0" officeooo:paragraph-rsid="00014d54"/>
    </style:style>
    <style:style style:name="P15" style:family="paragraph" style:parent-style-name="Standard">
      <style:text-properties style:font-name="Calibri3" fo:language="en" fo:country="GB" fo:font-weight="normal" officeooo:rsid="000577a4" officeooo:paragraph-rsid="000577a4" style:font-weight-asian="normal"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officeooo:paragraph-rsid="000bd1e3"/>
    </style:style>
    <style:style style:name="P19" style:family="paragraph" style:parent-style-name="Text_20_body">
      <style:text-properties fo:language="en" fo:country="GB" officeooo:paragraph-rsid="00080c3a"/>
    </style:style>
    <style:style style:name="P20" style:family="paragraph" style:parent-style-name="Text_20_body">
      <style:text-properties fo:language="en" fo:country="GB" officeooo:paragraph-rsid="000bd1e3"/>
    </style:style>
    <style:style style:name="P21" style:family="paragraph" style:parent-style-name="Text_20_body">
      <style:text-properties fo:language="en" fo:country="GB" officeooo:rsid="000bd1e3" officeooo:paragraph-rsid="000bd1e3"/>
    </style:style>
    <style:style style:name="P22" style:family="paragraph" style:parent-style-name="Text_20_body">
      <style:text-properties fo:language="en" fo:country="GB" officeooo:rsid="000bd1e3" officeooo:paragraph-rsid="000d7d92"/>
    </style:style>
    <style:style style:name="P23" style:family="paragraph" style:parent-style-name="Text_20_body">
      <style:text-properties fo:language="en" fo:country="GB" officeooo:rsid="000bd1e3" officeooo:paragraph-rsid="000f51cf"/>
    </style:style>
    <style:style style:name="P24" style:family="paragraph" style:parent-style-name="Text_20_body" style:list-style-name="L3">
      <style:text-properties fo:language="en" fo:country="GB" officeooo:rsid="000e6bbb" officeooo:paragraph-rsid="000e6bbb"/>
    </style:style>
    <style:style style:name="P25" style:family="paragraph" style:parent-style-name="Text_20_body">
      <style:text-properties officeooo:paragraph-rsid="000d7d92"/>
    </style:style>
    <style:style style:name="P26" style:family="paragraph" style:parent-style-name="Heading_20_2">
      <style:text-properties officeooo:rsid="000bd1e3" officeooo:paragraph-rsid="000bd1e3"/>
    </style:style>
    <style:style style:name="P27" style:family="paragraph" style:parent-style-name="Heading_20_2">
      <style:text-properties officeooo:rsid="000f51cf" officeooo:paragraph-rsid="000f51cf"/>
    </style:style>
    <style:style style:name="P28" style:family="paragraph" style:parent-style-name="Heading_20_1" style:master-page-name="Standard">
      <style:paragraph-properties style:page-number="auto"/>
      <style:text-properties officeooo:paragraph-rsid="00014d54"/>
    </style:style>
    <style:style style:name="P2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3c6e7e"/>
    </style:style>
    <style:style style:name="T3" style:family="text">
      <style:text-properties fo:language="en" fo:country="GB" officeooo:rsid="006d5bea"/>
    </style:style>
    <style:style style:name="T4" style:family="text">
      <style:text-properties fo:language="en" fo:country="GB" officeooo:rsid="00014d54"/>
    </style:style>
    <style:style style:name="T5" style:family="text">
      <style:text-properties style:font-name="Calibri1" fo:language="en" fo:country="GB"/>
    </style:style>
    <style:style style:name="T6" style:family="text">
      <style:text-properties style:font-name="Calibri1" fo:language="en" fo:country="GB" officeooo:rsid="006fc985"/>
    </style:style>
    <style:style style:name="T7" style:family="text">
      <style:text-properties style:font-name="Calibri1" fo:language="en" fo:country="GB" officeooo:rsid="003c6e7e"/>
    </style:style>
    <style:style style:name="T8" style:family="text">
      <style:text-properties style:font-name="Calibri1" fo:language="en" fo:country="GB" officeooo:rsid="0039c3c2"/>
    </style:style>
    <style:style style:name="T9" style:family="text">
      <style:text-properties style:font-name="Calibri1" fo:language="en" fo:country="GB" officeooo:rsid="0001f8f0"/>
    </style:style>
    <style:style style:name="T10" style:family="text">
      <style:text-properties style:font-name="Calibri1" fo:language="en" fo:country="GB" officeooo:rsid="0003808b"/>
    </style:style>
    <style:style style:name="T11" style:family="text">
      <style:text-properties style:font-name="Calibri1" fo:language="en" fo:country="GB" fo:font-weight="normal" officeooo:rsid="0003808b" style:font-weight-asian="normal" style:font-weight-complex="normal"/>
    </style:style>
    <style:style style:name="T12" style:family="text">
      <style:text-properties style:font-name="Calibri1" fo:language="en" fo:country="GB" fo:font-weight="normal" officeooo:rsid="00038378" style:font-weight-asian="normal" style:font-weight-complex="normal"/>
    </style:style>
    <style:style style:name="T13" style:family="text">
      <style:text-properties style:font-name="Calibri3" fo:font-weight="bold" officeooo:rsid="0001f8f0" style:font-weight-asian="bold" style:font-weight-complex="bold"/>
    </style:style>
    <style:style style:name="T14" style:family="text">
      <style:text-properties style:font-name="Calibri3" fo:font-weight="bold" officeooo:rsid="000439c2" style:font-weight-asian="bold" style:font-weight-complex="bold"/>
    </style:style>
    <style:style style:name="T15" style:family="text">
      <style:text-properties style:font-name="Calibri3" fo:language="en" fo:country="GB" fo:font-weight="bold" style:font-weight-asian="bold" style:font-weight-complex="bold"/>
    </style:style>
    <style:style style:name="T16" style:family="text">
      <style:text-properties style:font-name="Calibri3" fo:language="en" fo:country="GB" fo:font-weight="bold" officeooo:rsid="0001f8f0" style:font-weight-asian="bold" style:font-weight-complex="bold"/>
    </style:style>
    <style:style style:name="T17" style:family="text">
      <style:text-properties style:font-name="Calibri3" fo:language="en" fo:country="GB" fo:font-weight="normal" officeooo:rsid="0001f8f0" style:font-weight-asian="normal" style:font-weight-complex="normal"/>
    </style:style>
    <style:style style:name="T18" style:family="text">
      <style:text-properties style:font-name="Calibri3" fo:language="en" fo:country="GB" fo:font-weight="normal" officeooo:rsid="0003808b" style:font-weight-asian="normal" style:font-weight-complex="normal"/>
    </style:style>
    <style:style style:name="T19" style:family="text">
      <style:text-properties style:font-name="Calibri3" fo:language="en" fo:country="GB" fo:font-weight="normal" officeooo:rsid="00038378" style:font-weight-asian="normal" style:font-weight-complex="normal"/>
    </style:style>
    <style:style style:name="T20" style:family="text">
      <style:text-properties style:font-name="Calibri3" fo:language="en" fo:country="GB" fo:font-weight="normal" officeooo:rsid="000439c2" style:font-weight-asian="normal" style:font-weight-complex="normal"/>
    </style:style>
    <style:style style:name="T21" style:family="text">
      <style:text-properties style:font-name="Calibri3" fo:language="en" fo:country="GB" fo:font-weight="normal" officeooo:rsid="000577a4" style:font-weight-asian="normal" style:font-weight-complex="normal"/>
    </style:style>
    <style:style style:name="T22" style:family="text">
      <style:text-properties style:font-name="Calibri3" fo:language="en" fo:country="GB" fo:font-weight="normal" officeooo:rsid="00076ecb" style:font-weight-asian="normal" style:font-weight-complex="normal"/>
    </style:style>
    <style:style style:name="T23" style:family="text">
      <style:text-properties style:font-name="Calibri3" fo:language="en" fo:country="GB" fo:font-weight="normal" officeooo:rsid="0007bf56" style:font-weight-asian="normal" style:font-weight-complex="normal"/>
    </style:style>
    <style:style style:name="T24" style:family="text">
      <style:text-properties style:font-name="Calibri3" fo:language="en" fo:country="GB" fo:font-weight="normal" officeooo:rsid="00080c3a" style:font-weight-asian="normal" style:font-weight-complex="normal"/>
    </style:style>
    <style:style style:name="T25" style:family="text">
      <style:text-properties style:font-name="Calibri3" fo:font-weight="normal" style:font-weight-asian="normal" style:font-weight-complex="normal"/>
    </style:style>
    <style:style style:name="T26" style:family="text">
      <style:text-properties style:font-name="Calibri3" fo:font-weight="normal" officeooo:rsid="000439c2" style:font-weight-asian="normal" style:font-weight-complex="normal"/>
    </style:style>
    <style:style style:name="T27" style:family="text">
      <style:text-properties style:font-name="Calibri3" fo:font-weight="normal" officeooo:rsid="000577a4" style:font-weight-asian="normal" style:font-weight-complex="normal"/>
    </style:style>
    <style:style style:name="T28" style:family="text">
      <style:text-properties style:font-name="Calibri3" fo:font-weight="normal" officeooo:rsid="00078a9e" style:font-weight-asian="normal" style:font-weight-complex="normal"/>
    </style:style>
    <style:style style:name="T29" style:family="text">
      <style:text-properties style:font-name="Calibri3" fo:font-weight="normal" officeooo:rsid="00080c3a" style:font-weight-asian="normal" style:font-weight-complex="normal"/>
    </style:style>
    <style:style style:name="T30" style:family="text">
      <style:text-properties style:font-name="Calibri3" fo:font-weight="normal" officeooo:rsid="0001f8f0" style:font-weight-asian="normal" style:font-weight-complex="normal"/>
    </style:style>
    <style:style style:name="T31" style:family="text">
      <style:text-properties style:font-name="Calibri3" fo:font-weight="normal" officeooo:rsid="000835a7" style:font-weight-asian="normal" style:font-weight-complex="normal"/>
    </style:style>
    <style:style style:name="T32" style:family="text">
      <style:text-properties style:font-name="Calibri3" fo:font-weight="normal" officeooo:rsid="000bd1e3" style:font-weight-asian="normal" style:font-weight-complex="normal"/>
    </style:style>
    <style:style style:name="T33" style:family="text">
      <style:text-properties style:font-name="Calibri3" fo:font-weight="normal" officeooo:rsid="000d7d92" style:font-weight-asian="normal" style:font-weight-complex="normal"/>
    </style:style>
    <style:style style:name="T34" style:family="text">
      <style:text-properties style:font-name="Calibri3" fo:font-weight="normal" officeooo:rsid="000e4b91" style:font-weight-asian="normal" style:font-weight-complex="normal"/>
    </style:style>
    <style:style style:name="T35" style:family="text">
      <style:text-properties style:font-name="Calibri3" fo:font-weight="normal" officeooo:rsid="000e6bbb" style:font-weight-asian="normal" style:font-weight-complex="normal"/>
    </style:style>
    <style:style style:name="T36" style:family="text">
      <style:text-properties style:font-name="Calibri3" fo:font-weight="normal" officeooo:rsid="000f51cf" style:font-weight-asian="normal" style:font-weight-complex="normal"/>
    </style:style>
    <style:style style:name="T37" style:family="text">
      <style:text-properties style:use-window-font-color="true" style:font-name="Calibri3" fo:language="en" fo:country="GB" fo:font-weight="bold" officeooo:rsid="0007bf56" style:font-weight-asian="bold" style:font-weight-complex="bold"/>
    </style:style>
    <style:style style:name="T38" style:family="text">
      <style:text-properties style:use-window-font-color="true" style:font-name="Calibri3" fo:language="en" fo:country="GB" fo:font-weight="normal" officeooo:rsid="0007bf56" style:font-weight-asian="normal" style:font-weight-complex="normal"/>
    </style:style>
    <style:style style:name="T39" style:family="text">
      <style:text-properties style:font-name="Calibri2" fo:language="en" fo:country="GB" fo:font-weight="bold" officeooo:rsid="000439c2" style:font-weight-asian="bold" style:font-weight-complex="bold"/>
    </style:style>
    <style:style style:name="T40" style:family="text">
      <style:text-properties style:font-name="Calibri2" fo:language="en" fo:country="GB" fo:font-weight="normal" officeooo:rsid="000439c2" style:font-weight-asian="normal" style:font-weight-complex="normal"/>
    </style:style>
    <style:style style:name="T41" style:family="text">
      <style:text-properties fo:font-style="normal" style:font-style-asian="normal" style:font-style-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Calibri3"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Calibri3"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1">Tutorial </text:span><text:span text:style-name="T4">2</text:span><text:span text:style-name="T1">: </text:span><text:span text:style-name="T4">effects table building</text:span></text:h>
      <text:p text:style-name="Text_20_body"><text:span text:style-name="T1">This tutorial guides you through the process of </text:span><text:span text:style-name="T4">making analysable effects tables from larger datasets.</text:span></text:p>
      <text:h text:style-name="P6" text:outline-level="2">Subjects covered</text:h>
      <text:list xml:id="list2151065445" text:style-name="L1">
        <text:list-item>
          <text:p text:style-name="P10">Problem definition interface</text:p>
        </text:list-item>
        <text:list-item>
          <text:p text:style-name="P11">Creating effects tables of subsets of your measurements data</text:p>
        </text:list-item>
        <text:list-item>
          <text:p text:style-name="P16">Switching between effects tables</text:p>
        </text:list-item>
      </text:list>
      <text:h text:style-name="P6" text:outline-level="2"><text:span text:style-name="T2">E</text:span><text:span text:style-name="T1">xample </text:span><text:span text:style-name="T3">effects table</text:span></text:h>
      <text:p text:style-name="Text_20_body"><text:span text:style-name="T6">The </text:span><text:span text:style-name="T7">data that you are going to enter in this tutorial is taken from the effects table for</text:span><text:span text:style-name="T5"> lixisenatide as </text:span><text:span text:style-name="T8">included</text:span><text:span text:style-name="T5"> in the </text:span><text:a xlink:type="simple" xlink:href="https://www.ema.europa.eu/documents/template-form/day-80-assessment-report-overview-d120-loq-template-guidance-rev-0718_en.doc" text:style-name="ListLabel_20_1" text:visited-style-name="ListLabel_20_1"><text:span text:style-name="Internet_20_link"><text:span text:style-name="T5">EMA Guidance document for critical assessment reports</text:span></text:span></text:a><text:span text:style-name="T5"> (see page 72). <text:s/></text:span><text:span text:style-name="T9">We use a similar table to the previous tutorial, with one more criterion </text:span><text:span text:style-name="T10">and alternative</text:span><text:span text:style-name="T9">.</text:span></text:p>
      <text:p text:style-name="P14"/>
      <text:h text:style-name="P7" text:outline-level="2">Sign in to MCDA.drugis.org</text:h>
      <text:p text:style-name="Text_20_body"><text:span text:style-name="T15">👉 </text:span><text:span text:style-name="T1">Open your browser and navigate to </text:span><text:a xlink:type="simple" xlink:href="https://mcda.drugis.org/" text:style-name="ListLabel_20_2" text:visited-style-name="ListLabel_20_2"><text:span text:style-name="Internet_20_link"><text:span text:style-name="T1">https://mcda.drugis.org</text:span></text:span></text:a><text:span text:style-name="T1">. Use your Google account to sign in. You will be redirected to your personal homepage, containing your previously created workspaces, both finished and unfinished (if any).</text:span></text:p>
      <text:h text:style-name="P7" text:outline-level="2">Create a new workspace</text:h>
      <text:p text:style-name="Text_20_body"><text:span text:style-name="T13">👉 </text:span><text:span text:style-name="T9">Press the ‘Create workspace’ button, load the ‘Lixisenatide simplified’ example, and press the ‘Create button’. This takes you to the overview screen. </text:span><text:span text:style-name="T10">Take a moment to look at the criteria and alternatives. Note that the ‘Preferences’ tab is inactive.</text:span></text:p>
      <text:h text:style-name="P8" text:outline-level="2">Create an analysable effects table</text:h>
      <text:p text:style-name="P1"><text:span text:style-name="T16">👉</text:span><text:span text:style-name="T17"> </text:span><text:span text:style-name="T18">Click on the ‘Problem definition’ tab. </text:span><text:span text:style-name="T11">Note that the ‘Preferences’ tab is inactive. Hover your mouse over the tab and you should see in a tooltip why this is the case: there are missing values in the effects table. L</text:span><text:span text:style-name="T12">ook at the effects table, and you will see this is indeed the case.</text:span></text:p>
      <text:p text:style-name="P2"><text:span text:style-name="T16">👉</text:span><text:span text:style-name="T17"> </text:span><text:span text:style-name="T21">C</text:span><text:span text:style-name="T19">lick the ‘+’ icon at the top of the page </text:span><text:span text:style-name="T21">next to the ‘Problem’ dropdown</text:span><text:span text:style-name="T19"> (Figure x). </text:span><text:span text:style-name="T20">This opens the problem creation dialog.</text:span></text:p>
      <text:p text:style-name="Text_20_body"><text:span text:style-name="T14">🎓 </text:span><text:span text:style-name="T26">A ‘problem’ is our term </text:span><text:span text:style-name="T27">for an analysable selection </text:span><text:span text:style-name="T26">of criteria, alternatives </text:span><text:span text:style-name="T27">and their measurements data from </text:span><text:span text:style-name="T28">those contained in </text:span><text:span text:style-name="T27">the workspace. This selection can include everything in the workspace, but several restrictions apply:</text:span></text:p>
      <text:list xml:id="list3924888188" text:style-name="L2">
        <text:list-item>
          <text:p text:style-name="P17"><text:span text:style-name="T25">Only one data source </text:span><text:span text:style-name="T28">can be selected</text:span><text:span text:style-name="T25"> per criterion</text:span></text:p>
        </text:list-item>
        <text:list-item>
          <text:p text:style-name="P17"><text:span text:style-name="T25">No missing measurements (empty cells) </text:span><text:span text:style-name="T28">are allowed</text:span><text:span text:style-name="T25"> for any combination of the selected criteria/alternatives</text:span></text:p>
        </text:list-item>
      </text:list>
      <text:p text:style-name="P15"/>
      <text:p text:style-name="P3"><text:span text:style-name="T16">👉</text:span><text:span text:style-name="T17"> </text:span><text:span text:style-name="T21">Take a look at the warnings in red near the bottom of the dialog. Several things are wrong with this effects table. First, deselect the Exenatide criterion, then deselect the data source rows for EFC6019. This should cause the warning about missing values to </text:span><text:soft-page-break/><text:span text:style-name="T21">disappear. Then, deselect the data source rows for EFC6015, so that we end up with a lixisenatide/placebo comparison based on pooled data EFC6014 and EFC10743 for HbA1c and Hypoglycaemia</text:span><text:span text:style-name="T21"><office:annotation><dc:creator>Daan Reid</dc:creator><dc:date>2019-01-25T14:21:12.165710230</dc:date><loext:sender-initials>DR</loext:sender-initials><text:p text:style-name="P29"><text:span text:style-name="T42">Add statement </text:span><text:span text:style-name="T43"><text:s/>(one could argue that contrasting effects for all pooled studies to a specific subselection of those studies might not be entirely fair) ?</text:span></text:p></office:annotation></text:span><text:span text:style-name="T21">. Now the warning about multiple data sources should have disappeared </text:span><text:span text:style-name="T22">(Figure x)</text:span><text:span text:style-name="T21">. </text:span><text:span text:style-name="T22">The controls for the scale ranges for the partial value functions are now also accessible; these are </text:span><text:span text:style-name="T23">not part of this tutorial</text:span><text:span text:style-name="T22">. </text:span><text:span text:style-name="T21">Give the problem an informative </text:span><text:span text:style-name="T22">name such as ‘Lixi-PBO pooled’ and c</text:span><text:span text:style-name="T21">lick ‘Create’ </text:span><text:span text:style-name="T22">at the bottom of the dialog</text:span><text:span text:style-name="T21">.</text:span></text:p>
      <text:p text:style-name="P4"><text:span text:style-name="T16">👉</text:span><text:span text:style-name="T17"> </text:span><text:span text:style-name="T23">Observe the effects table for the new problem. Note that the ‘Preferences’ tab has now become enabled. Now, create another problem in which EFC6015 is used as the data source for the HbA1c and Hypoglycaemia criteria.</text:span></text:p>
      <text:p text:style-name="Text_20_body"><text:span text:style-name="T37">💡</text:span><text:span text:style-name="T38"> The ‘Problem’ dropdown menu lets you quickly switch between different effects tables within a workspace.</text:span></text:p>
      <text:h text:style-name="P9" text:outline-level="2">Create more effects tables</text:h>
      <text:p text:style-name="P5"><text:span text:style-name="T16">👉</text:span><text:span text:style-name="T17"> </text:span><text:span text:style-name="T24">Create another problem, this time selecting EFC6015 as data source for HbA1c and Hypoglycaemia, and indicate this fact in the title. </text:span></text:p>
      <text:p text:style-name="P18"><text:span text:style-name="T39">💡</text:span><text:span text:style-name="T40"> </text:span><text:span text:style-name="T29">When creating a new problem, the initially-selected criteria and alternatives are based on those of the current problem. The initial ‘Default’ problem always has everything selected, and thus may not be usable for analysis.</text:span></text:p>
      <text:p text:style-name="P19"><text:span text:style-name="T13">👉</text:span><text:span text:style-name="T30"> </text:span><text:span text:style-name="T29">Create another problem, but now to compare Lixisenatide and Exenatide. Note that, since there is no data source </text:span><text:span text:style-name="T32">with</text:span><text:span text:style-name="T29"> measurements for Nausea for both alternatives, this problem must omit Nausea as a criterion. </text:span></text:p>
      <text:p text:style-name="P20"><text:span text:style-name="T13">👉</text:span><text:span text:style-name="T30"> </text:span><text:span text:style-name="T32">Use the ‘Problem’ dropdown at the top of the tab to switch between your effects tables. </text:span></text:p>
      <text:p text:style-name="P25"><text:span text:style-name="T14">🎓 </text:span><text:span text:style-name="T31">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26" text:outline-level="2">Workspace and view settings</text:h>
      <text:p text:style-name="P22"><text:span text:style-name="T13">👉</text:span><text:span text:style-name="T30"> </text:span><text:span text:style-name="T33">Click on the ‘settings’ button at the top of the tab. </text:span><text:span text:style-name="T35">This lets you customise your view of the effects table and measurements in general. </text:span><text:span text:style-name="T34">Take a moment to study the different settings you can choose. </text:span><text:span text:style-name="T35">Play with the top three settings by changing their value and clicking ‘Save’, and observe the results. What should happen: </text:span></text:p>
      <text:list xml:id="list239517949" text:style-name="L3">
        <text:list-item>
          <text:p text:style-name="P24"><text:span text:style-name="T25">Changing to Median/Mode does nothing (the data entered are mean effects)</text:span></text:p>
        </text:list-item>
        <text:list-item>
          <text:p text:style-name="P24"><text:span text:style-name="T25">Changing from ‘Effects’ to ‘Source data’ shows the confidence interval (this uncertainty is not part of the effect, because we’ve not indicated its distribution when entering the data)</text:span></text:p>
        </text:list-item>
        <text:list-item>
          <text:p text:style-name="P24"><text:span text:style-name="T25">Changing between percentages and decimals changes the shown values and units for Nausea and Hypoclycaemia but not HbA1c (this setting only affects dichotomous criteria)</text:span></text:p>
        </text:list-item>
      </text:list>
      <text:p text:style-name="P23"><text:soft-page-break/><text:span text:style-name="T13">👉</text:span><text:span text:style-name="T30"> </text:span><text:span text:style-name="T36">Uncheck e.g. the ‘Description’ and ‘Uncertainties / Strength of evidence’ checkboxes in the bottom section of the settings dialog to make the effects table more compact. Click ‘Save’ and study the result.</text:span></text:p>
      <text:h text:style-name="P26" text:outline-level="2">Export effects table</text:h>
      <text:p text:style-name="P21"><text:span text:style-name="T13">👉</text:span><text:span text:style-name="T30"> </text:span><text:span text:style-name="T25">Open a rich text editor, such as MS Word, LibreOffice or Google Docs. Choose one of your effect tables, and click the ‘Copy to clipboard’ button (Figure X). </text:span><text:span text:style-name="T33">This should result in a structured table similar to the one in the browser. Depending on your editor and its settings, you may want to adjust things like whether there are borders around cells in your editor’s table settings.</text:span></text:p>
      <text:h text:style-name="P27" text:outline-level="2">Final words</text:h>
      <text:p text:style-name="P13"/>
      <text:p text:style-name="P12">We hope that this tutorial has demonstrated adequately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shown, and how to export your effects table to text editors, e.g. for report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Regular" style:font-family-generic="swiss"/>
    <style:font-face style:name="Calibri3"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libri" fo:font-family="Calibri"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4"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Reid</meta:initial-creator>
    <meta:creation-date>2019-01-24T10:34:15.081197148</meta:creation-date>
    <dc:date>2019-01-29T12:00:36.248297780</dc:date>
    <dc:creator>Daan Reid</dc:creator>
    <meta:editing-duration>PT3H22M42S</meta:editing-duration>
    <meta:editing-cycles>4</meta:editing-cycles>
    <meta:generator>LibreOffice/6.0.7.3$Linux_X86_64 LibreOffice_project/00m0$Build-3</meta:generator>
    <meta:document-statistic meta:table-count="0" meta:image-count="0" meta:object-count="0" meta:page-count="3" meta:paragraph-count="37" meta:word-count="975" meta:character-count="5932" meta:non-whitespace-character-count="4997"/>
  </office:meta>
</office:document-meta>
</file>